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5">
            <text:p>SUERC-34125</text:p>
          </table:table-cell>
          <table:table-cell office:value-type="float" office:value="61.898">
            <text:p>61.898</text:p>
          </table:table-cell>
          <table:table-cell office:value-type="float" office:value="-49.518">
            <text:p>-49.518</text:p>
          </table:table-cell>
          <table:table-cell office:value-type="float" office:value="941.0">
            <text:p>941.0</text:p>
          </table:table-cell>
          <table:table-cell office:value-type="float" office:value="37.0">
            <text:p>37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4">
            <text:p>SUERC-34124</text:p>
          </table:table-cell>
          <table:table-cell office:value-type="float" office:value="61.898">
            <text:p>61.898</text:p>
          </table:table-cell>
          <table:table-cell office:value-type="float" office:value="-49.518">
            <text:p>-49.518</text:p>
          </table:table-cell>
          <table:table-cell office:value-type="float" office:value="8539.0">
            <text:p>8539.0</text:p>
          </table:table-cell>
          <table:table-cell office:value-type="float" office:value="37.0">
            <text:p>37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3">
            <text:p>SUERC-34123</text:p>
          </table:table-cell>
          <table:table-cell office:value-type="float" office:value="61.909">
            <text:p>61.909</text:p>
          </table:table-cell>
          <table:table-cell office:value-type="float" office:value="-49.514">
            <text:p>-49.514</text:p>
          </table:table-cell>
          <table:table-cell office:value-type="float" office:value="8630.0">
            <text:p>8630.0</text:p>
          </table:table-cell>
          <table:table-cell office:value-type="float" office:value="38.0">
            <text:p>38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64">
            <text:p>10.6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18">
            <text:p>SUERC-34118</text:p>
          </table:table-cell>
          <table:table-cell office:value-type="float" office:value="61.911">
            <text:p>61.911</text:p>
          </table:table-cell>
          <table:table-cell office:value-type="float" office:value="-49.512">
            <text:p>-49.512</text:p>
          </table:table-cell>
          <table:table-cell office:value-type="float" office:value="1439.0">
            <text:p>1439.0</text:p>
          </table:table-cell>
          <table:table-cell office:value-type="float" office:value="37.0">
            <text:p>37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1">
            <text:p>SUERC-34121</text:p>
          </table:table-cell>
          <table:table-cell office:value-type="float" office:value="61.912">
            <text:p>61.912</text:p>
          </table:table-cell>
          <table:table-cell office:value-type="float" office:value="-49.495">
            <text:p>-49.495</text:p>
          </table:table-cell>
          <table:table-cell office:value-type="float" office:value="9673.0">
            <text:p>9673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23">
            <text:p>37.2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6">
            <text:p>SUERC-34126</text:p>
          </table:table-cell>
          <table:table-cell office:value-type="float" office:value="61.922">
            <text:p>61.922</text:p>
          </table:table-cell>
          <table:table-cell office:value-type="float" office:value="-49.481">
            <text:p>-49.481</text:p>
          </table:table-cell>
          <table:table-cell office:value-type="float" office:value="9027.0">
            <text:p>9027.0</text:p>
          </table:table-cell>
          <table:table-cell office:value-type="float" office:value="43.0">
            <text:p>43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27">
            <text:p>23.2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16">
            <text:p>SUERC-34116</text:p>
          </table:table-cell>
          <table:table-cell office:value-type="float" office:value="61.911">
            <text:p>61.911</text:p>
          </table:table-cell>
          <table:table-cell office:value-type="float" office:value="-49.512">
            <text:p>-49.512</text:p>
          </table:table-cell>
          <table:table-cell office:value-type="float" office:value="8339.0">
            <text:p>8339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15">
            <text:p>SUERC-34115</text:p>
          </table:table-cell>
          <table:table-cell office:value-type="float" office:value="61.915">
            <text:p>61.915</text:p>
          </table:table-cell>
          <table:table-cell office:value-type="float" office:value="-49.506">
            <text:p>-49.506</text:p>
          </table:table-cell>
          <table:table-cell office:value-type="float" office:value="8451.0">
            <text:p>8451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 office:value-type="float" office:value="0.18">
            <text:p>0.18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22">
            <text:p>SUERC-34122</text:p>
          </table:table-cell>
          <table:table-cell office:value-type="float" office:value="61.915">
            <text:p>61.915</text:p>
          </table:table-cell>
          <table:table-cell office:value-type="float" office:value="-49.49">
            <text:p>-49.49</text:p>
          </table:table-cell>
          <table:table-cell office:value-type="float" office:value="9154.0">
            <text:p>9154.0</text:p>
          </table:table-cell>
          <table:table-cell office:value-type="float" office:value="41.0">
            <text:p>41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2.55">
            <text:p>52.55</text:p>
          </table:table-cell>
          <table:table-cell office:value-type="float" office:value="0.95">
            <text:p>0.95</text:p>
          </table:table-cell>
          <table:table-cell office:value-type="float" office:value="0.95">
            <text:p>0.95</text:p>
          </table:table-cell>
          <table:table-cell office:value-type="string" office:value="WoodroffeEtal2014">
            <text:p>WoodroffeEtal2014</text:p>
          </table:table-cell>
        </table:table-row>
        <table:table-row>
          <table:table-cell office:value-type="string" office:value="Paamiut">
            <text:p>Paamiut</text:p>
          </table:table-cell>
          <table:table-cell office:value-type="string" office:value="radiocarbon">
            <text:p>radiocarbon</text:p>
          </table:table-cell>
          <table:table-cell office:value-type="string" office:value="SUERC-34117">
            <text:p>SUERC-34117</text:p>
          </table:table-cell>
          <table:table-cell office:value-type="float" office:value="61.911">
            <text:p>61.911</text:p>
          </table:table-cell>
          <table:table-cell office:value-type="float" office:value="-49.512">
            <text:p>-49.512</text:p>
          </table:table-cell>
          <table:table-cell office:value-type="float" office:value="2268.0">
            <text:p>2268.0</text:p>
          </table:table-cell>
          <table:table-cell office:value-type="float" office:value="37.0">
            <text:p>37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4">
            <text:p>-1.14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WoodroffeEtal2014">
            <text:p>WoodroffeEtal20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